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1.86">
            <text:p>11.860</text:p>
          </table:table-cell>
          <table:table-cell office:value-type="float" office:value="10">
            <text:p>10</text:p>
          </table:table-cell>
          <table:table-cell table:formula="of:=[.C3]*1.01" office:value-type="float" office:value="13.1008184073769">
            <text:p>13.100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98">
            <text:p>11.98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3.2333730624262">
            <text:p>13.2334</text:p>
          </table:table-cell>
          <table:table-cell table:style-name="ce3" office:value-type="float" office:value="7.95">
            <text:p>7.95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8.78174589701908">
            <text:p>8.7817</text:p>
          </table:table-cell>
          <table:table-cell table:style-name="ce3" office:value-type="float" office:value="7.92">
            <text:p>7.92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8.74860723325674">
            <text:p>8.7486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1.86">
            <text:p>11.86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2.9711073340365">
            <text:p>12.9711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98">
            <text:p>11.98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3.1023495667586">
            <text:p>13.1023</text:p>
          </table:table-cell>
          <table:table-cell table:style-name="ce4" table:formula="of:=[.V2]" office:value-type="float" office:value="7.95">
            <text:p>7.95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8.69479791784067">
            <text:p>8.6948</text:p>
          </table:table-cell>
          <table:table-cell table:style-name="ce4" table:formula="of:=[.Y2]" office:value-type="float" office:value="7.92">
            <text:p>7.92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8.66198735966014">
            <text:p>8.6620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1.86">
            <text:p>11.86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2.842680528749">
            <text:p>12.8427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98">
            <text:p>11.98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9726233334244">
            <text:p>12.9726</text:p>
          </table:table-cell>
          <table:table-cell table:style-name="ce4" table:formula="of:=[.V3]" office:value-type="float" office:value="7.95">
            <text:p>7.95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8.60871080974324">
            <text:p>8.6087</text:p>
          </table:table-cell>
          <table:table-cell table:style-name="ce4" table:formula="of:=[.Y3]" office:value-type="float" office:value="7.92">
            <text:p>7.92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8.5762251085744">
            <text:p>8.5762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1.86">
            <text:p>11.86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2.7155252759891">
            <text:p>12.7155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98">
            <text:p>11.98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844181518242">
            <text:p>12.8442</text:p>
          </table:table-cell>
          <table:table-cell table:style-name="ce4" table:formula="of:=[.V4]" office:value-type="float" office:value="7.95">
            <text:p>7.95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8.52347604925073">
            <text:p>8.5235</text:p>
          </table:table-cell>
          <table:table-cell table:style-name="ce4" table:formula="of:=[.Y4]" office:value-type="float" office:value="7.92">
            <text:p>7.92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8.49131198868752">
            <text:p>8.4913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1.86">
            <text:p>11.86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2.5896289861279">
            <text:p>12.589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98">
            <text:p>11.98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7170114042">
            <text:p>12.7170</text:p>
          </table:table-cell>
          <table:table-cell table:style-name="ce4" table:formula="of:=[.V5]" office:value-type="float" office:value="7.95">
            <text:p>7.95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8.43908519727795">
            <text:p>8.4391</text:p>
          </table:table-cell>
          <table:table-cell table:style-name="ce4" table:formula="of:=[.Y5]" office:value-type="float" office:value="7.92">
            <text:p>7.92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8.40723959275992">
            <text:p>8.4072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1.86">
            <text:p>11.86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2.464979194186">
            <text:p>12.4650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98">
            <text:p>11.98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591100400198">
            <text:p>12.5911</text:p>
          </table:table-cell>
          <table:table-cell table:style-name="ce4" table:formula="of:=[.V6]" office:value-type="float" office:value="7.95">
            <text:p>7.95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8.355529898295">
            <text:p>8.3555</text:p>
          </table:table-cell>
          <table:table-cell table:style-name="ce4" table:formula="of:=[.Y6]" office:value-type="float" office:value="7.92">
            <text:p>7.92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8.323999596792">
            <text:p>8.3240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1.86">
            <text:p>11.86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2.3415635586">
            <text:p>12.3416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98">
            <text:p>11.98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2.4664360398">
            <text:p>12.4664</text:p>
          </table:table-cell>
          <table:table-cell table:style-name="ce4" table:formula="of:=[.V7]" office:value-type="float" office:value="7.95">
            <text:p>7.95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8.2728018795">
            <text:p>8.2728</text:p>
          </table:table-cell>
          <table:table-cell table:style-name="ce4" table:formula="of:=[.Y7]" office:value-type="float" office:value="7.92">
            <text:p>7.92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8.2415837592">
            <text:p>8.2416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1.86">
            <text:p>11.86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2.21936986">
            <text:p>12.2194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98">
            <text:p>11.98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2.34300598">
            <text:p>12.3430</text:p>
          </table:table-cell>
          <table:table-cell table:style-name="ce4" table:formula="of:=[.V8]" office:value-type="float" office:value="7.95">
            <text:p>7.95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8.19089295">
            <text:p>8.1909</text:p>
          </table:table-cell>
          <table:table-cell table:style-name="ce4" table:formula="of:=[.Y8]" office:value-type="float" office:value="7.92">
            <text:p>7.92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8.15998392">
            <text:p>8.1600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1.86">
            <text:p>11.86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2.098386">
            <text:p>12.0984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98">
            <text:p>11.98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2.220798">
            <text:p>12.2208</text:p>
          </table:table-cell>
          <table:table-cell table:style-name="ce4" table:formula="of:=[.V9]" office:value-type="float" office:value="7.95">
            <text:p>7.95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8.109795">
            <text:p>8.1098</text:p>
          </table:table-cell>
          <table:table-cell table:style-name="ce4" table:formula="of:=[.Y9]" office:value-type="float" office:value="7.92">
            <text:p>7.92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8.079192">
            <text:p>8.0792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1.86">
            <text:p>11.86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1.9786">
            <text:p>11.9786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98">
            <text:p>11.98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2.0998">
            <text:p>12.0998</text:p>
          </table:table-cell>
          <table:table-cell table:style-name="ce4" table:formula="of:=[.V10]" office:value-type="float" office:value="7.95">
            <text:p>7.95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8.0295">
            <text:p>8.0295</text:p>
          </table:table-cell>
          <table:table-cell table:style-name="ce4" table:formula="of:=[.Y10]" office:value-type="float" office:value="7.92">
            <text:p>7.92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7.9992">
            <text:p>7.9992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1.86">
            <text:p>11.86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1.86">
            <text:p>11.86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98">
            <text:p>11.98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98">
            <text:p>11.9800</text:p>
          </table:table-cell>
          <table:table-cell table:style-name="ce4" table:formula="of:=[.V11]" office:value-type="float" office:value="7.95">
            <text:p>7.95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7.95">
            <text:p>7.9500</text:p>
          </table:table-cell>
          <table:table-cell table:style-name="ce4" table:formula="of:=[.Y11]" office:value-type="float" office:value="7.92">
            <text:p>7.92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7.92">
            <text:p>7.92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1.86">
            <text:p>11.86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1.7425742574257">
            <text:p>11.7426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98">
            <text:p>11.98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8613861386139">
            <text:p>11.8614</text:p>
          </table:table-cell>
          <table:table-cell table:style-name="ce4" table:formula="of:=[.V12]" office:value-type="float" office:value="7.95">
            <text:p>7.95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7.87128712871287">
            <text:p>7.8713</text:p>
          </table:table-cell>
          <table:table-cell table:style-name="ce4" table:formula="of:=[.Y12]" office:value-type="float" office:value="7.92">
            <text:p>7.92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7.84158415841584">
            <text:p>7.8416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1.86">
            <text:p>11.86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1.6263111459661">
            <text:p>11.626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98">
            <text:p>11.98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7439466718949">
            <text:p>11.7439</text:p>
          </table:table-cell>
          <table:table-cell table:style-name="ce4" table:formula="of:=[.V13]" office:value-type="float" office:value="7.95">
            <text:p>7.95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7.79335359278502">
            <text:p>7.7934</text:p>
          </table:table-cell>
          <table:table-cell table:style-name="ce4" table:formula="of:=[.Y13]" office:value-type="float" office:value="7.92">
            <text:p>7.92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7.76394471130281">
            <text:p>7.7639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1.86">
            <text:p>11.86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1.5111991544219">
            <text:p>11.5112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98">
            <text:p>11.98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6276699721732">
            <text:p>11.6277</text:p>
          </table:table-cell>
          <table:table-cell table:style-name="ce4" table:formula="of:=[.V14]" office:value-type="float" office:value="7.95">
            <text:p>7.95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7.71619167602477">
            <text:p>7.7162</text:p>
          </table:table-cell>
          <table:table-cell table:style-name="ce4" table:formula="of:=[.Y14]" office:value-type="float" office:value="7.92">
            <text:p>7.92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7.68707397158694">
            <text:p>7.6871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1.86">
            <text:p>11.86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1.3972268855662">
            <text:p>11.397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98">
            <text:p>11.98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5125445269041">
            <text:p>11.5125</text:p>
          </table:table-cell>
          <table:table-cell table:style-name="ce4" table:formula="of:=[.V15]" office:value-type="float" office:value="7.95">
            <text:p>7.95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7.63979373863839">
            <text:p>7.6398</text:p>
          </table:table-cell>
          <table:table-cell table:style-name="ce4" table:formula="of:=[.Y15]" office:value-type="float" office:value="7.92">
            <text:p>7.92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7.61096432830391">
            <text:p>7.6110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1.86">
            <text:p>11.86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1.284383055016">
            <text:p>11.2844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98">
            <text:p>11.98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1.3985589375288">
            <text:p>11.3986</text:p>
          </table:table-cell>
          <table:table-cell table:style-name="ce4" table:formula="of:=[.V16]" office:value-type="float" office:value="7.95">
            <text:p>7.95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7.56415221647365">
            <text:p>7.5642</text:p>
          </table:table-cell>
          <table:table-cell table:style-name="ce4" table:formula="of:=[.Y16]" office:value-type="float" office:value="7.92">
            <text:p>7.92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7.53560824584545">
            <text:p>7.5356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1.86">
            <text:p>11.86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1.1726564901149">
            <text:p>11.1727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98">
            <text:p>11.98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1.2857019183454">
            <text:p>11.2857</text:p>
          </table:table-cell>
          <table:table-cell table:style-name="ce4" table:formula="of:=[.V17]" office:value-type="float" office:value="7.95">
            <text:p>7.95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7.48925962027094">
            <text:p>7.4893</text:p>
          </table:table-cell>
          <table:table-cell table:style-name="ce4" table:formula="of:=[.Y17]" office:value-type="float" office:value="7.92">
            <text:p>7.92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7.46099826321332">
            <text:p>7.461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1.86">
            <text:p>11.86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1.0620361288266">
            <text:p>11.0620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98">
            <text:p>11.98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1.1739622953915">
            <text:p>11.1740</text:p>
          </table:table-cell>
          <table:table-cell table:style-name="ce4" table:formula="of:=[.V18]" office:value-type="float" office:value="7.95">
            <text:p>7.95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7.41510853492173">
            <text:p>7.4151</text:p>
          </table:table-cell>
          <table:table-cell table:style-name="ce4" table:formula="of:=[.Y18]" office:value-type="float" office:value="7.92">
            <text:p>7.92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7.38712699328051">
            <text:p>7.3871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1.86">
            <text:p>11.86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0.9525110186402">
            <text:p>10.9525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98">
            <text:p>11.98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1.0633290053381">
            <text:p>11.0633</text:p>
          </table:table-cell>
          <table:table-cell table:style-name="ce4" table:formula="of:=[.V19]" office:value-type="float" office:value="7.95">
            <text:p>7.95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7.34169161873438">
            <text:p>7.3417</text:p>
          </table:table-cell>
          <table:table-cell table:style-name="ce4" table:formula="of:=[.Y19]" office:value-type="float" office:value="7.92">
            <text:p>7.92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7.31398712205991">
            <text:p>7.3140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1.86">
            <text:p>11.86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0.8440703154854">
            <text:p>10.8441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98">
            <text:p>11.98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9537910943942">
            <text:p>10.9538</text:p>
          </table:table-cell>
          <table:table-cell table:style-name="ce4" table:formula="of:=[.V20]" office:value-type="float" office:value="7.95">
            <text:p>7.95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7.26900160270731">
            <text:p>7.2690</text:p>
          </table:table-cell>
          <table:table-cell table:style-name="ce4" table:formula="of:=[.Y20]" office:value-type="float" office:value="7.92">
            <text:p>7.92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7.24157140798011">
            <text:p>7.2416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1.86">
            <text:p>11.86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0.7367032826588">
            <text:p>10.7367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98">
            <text:p>11.98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8453377172219">
            <text:p>10.8453</text:p>
          </table:table-cell>
          <table:table-cell table:style-name="ce4" table:formula="of:=[.V21]" office:value-type="float" office:value="7.95">
            <text:p>7.95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7.19703128980922">
            <text:p>7.1970</text:p>
          </table:table-cell>
          <table:table-cell table:style-name="ce4" table:formula="of:=[.Y21]" office:value-type="float" office:value="7.92">
            <text:p>7.92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7.16987268116843">
            <text:p>7.169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79.1">
            <text:p>79.10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87.3756101200263">
            <text:p>87.3756</text:p>
          </table:table-cell>
          <table:table-cell table:style-name="ce3" office:value-type="float" office:value="1.191">
            <text:p>1.191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31560495136475">
            <text:p>1.3156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79.1">
            <text:p>79.10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86.510505069333">
            <text:p>86.5105</text:p>
          </table:table-cell>
          <table:table-cell table:style-name="ce4" table:formula="of:=[.Y25]" office:value-type="float" office:value="1.191">
            <text:p>1.191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30257915976707">
            <text:p>1.3026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79.1">
            <text:p>79.10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85.6539654151811">
            <text:p>85.6540</text:p>
          </table:table-cell>
          <table:table-cell table:style-name="ce4" table:formula="of:=[.Y26]" office:value-type="float" office:value="1.191">
            <text:p>1.191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28968233640304">
            <text:p>1.2897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79.1">
            <text:p>79.10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84.8059063516645">
            <text:p>84.8059</text:p>
          </table:table-cell>
          <table:table-cell table:style-name="ce4" table:formula="of:=[.Y27]" office:value-type="float" office:value="1.191">
            <text:p>1.191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27691320435945">
            <text:p>1.276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79.1">
            <text:p>79.10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83.9662439125391">
            <text:p>83.9662</text:p>
          </table:table-cell>
          <table:table-cell table:style-name="ce4" table:formula="of:=[.Y28]" office:value-type="float" office:value="1.191">
            <text:p>1.191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26427049936579">
            <text:p>1.2643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79.1">
            <text:p>79.10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83.13489496291">
            <text:p>83.1349</text:p>
          </table:table-cell>
          <table:table-cell table:style-name="ce4" table:formula="of:=[.Y29]" office:value-type="float" office:value="1.191">
            <text:p>1.191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2517529696691">
            <text:p>1.2518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79.1">
            <text:p>79.10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82.311777191">
            <text:p>82.3118</text:p>
          </table:table-cell>
          <table:table-cell table:style-name="ce4" table:formula="of:=[.Y30]" office:value-type="float" office:value="1.191">
            <text:p>1.191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23935937591">
            <text:p>1.2394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79.1">
            <text:p>79.10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81.4968091">
            <text:p>81.4968</text:p>
          </table:table-cell>
          <table:table-cell table:style-name="ce4" table:formula="of:=[.Y31]" office:value-type="float" office:value="1.191">
            <text:p>1.191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227088491">
            <text:p>1.2271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79.1">
            <text:p>79.10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80.68991">
            <text:p>80.6899</text:p>
          </table:table-cell>
          <table:table-cell table:style-name="ce4" table:formula="of:=[.Y32]" office:value-type="float" office:value="1.191">
            <text:p>1.191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2149391">
            <text:p>1.2149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79.1">
            <text:p>79.10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79.891">
            <text:p>79.8910</text:p>
          </table:table-cell>
          <table:table-cell table:style-name="ce4" table:formula="of:=[.Y33]" office:value-type="float" office:value="1.191">
            <text:p>1.191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20291">
            <text:p>1.2029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79.1">
            <text:p>79.10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79.1">
            <text:p>79.1000</text:p>
          </table:table-cell>
          <table:table-cell table:style-name="ce4" table:formula="of:=[.Y34]" office:value-type="float" office:value="1.191">
            <text:p>1.191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191">
            <text:p>1.191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79.1">
            <text:p>79.10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78.3168316831683">
            <text:p>78.3168</text:p>
          </table:table-cell>
          <table:table-cell table:style-name="ce4" table:formula="of:=[.Y35]" office:value-type="float" office:value="1.191">
            <text:p>1.191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17920792079208">
            <text:p>1.1792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79.1">
            <text:p>79.10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77.5414175080875">
            <text:p>77.5414</text:p>
          </table:table-cell>
          <table:table-cell table:style-name="ce4" table:formula="of:=[.Y36]" office:value-type="float" office:value="1.191">
            <text:p>1.191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16753259484364">
            <text:p>1.1675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79.1">
            <text:p>79.10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76.7736807010767">
            <text:p>76.7737</text:p>
          </table:table-cell>
          <table:table-cell table:style-name="ce4" table:formula="of:=[.Y37]" office:value-type="float" office:value="1.191">
            <text:p>1.191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15597286618182">
            <text:p>1.1560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79.1">
            <text:p>79.10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76.0135452485908">
            <text:p>76.0135</text:p>
          </table:table-cell>
          <table:table-cell table:style-name="ce4" table:formula="of:=[.Y38]" office:value-type="float" office:value="1.191">
            <text:p>1.191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14452759027903">
            <text:p>1.1445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79.1">
            <text:p>79.10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75.2609358896938">
            <text:p>75.2609</text:p>
          </table:table-cell>
          <table:table-cell table:style-name="ce4" table:formula="of:=[.Y39]" office:value-type="float" office:value="1.191">
            <text:p>1.191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3319563393964">
            <text:p>1.1332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79.1">
            <text:p>79.10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74.5157781086078">
            <text:p>74.5158</text:p>
          </table:table-cell>
          <table:table-cell table:style-name="ce4" table:formula="of:=[.Y40]" office:value-type="float" office:value="1.191">
            <text:p>1.191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12197587518776">
            <text:p>1.1220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79.1">
            <text:p>79.10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73.7779981273344">
            <text:p>73.7780</text:p>
          </table:table-cell>
          <table:table-cell table:style-name="ce4" table:formula="of:=[.Y41]" office:value-type="float" office:value="1.191">
            <text:p>1.191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1108672031562">
            <text:p>1.1109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79.1">
            <text:p>79.10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73.0475228983509">
            <text:p>73.0475</text:p>
          </table:table-cell>
          <table:table-cell table:style-name="ce4" table:formula="of:=[.Y42]" office:value-type="float" office:value="1.191">
            <text:p>1.191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09986851797643">
            <text:p>1.0999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79.1">
            <text:p>79.10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72.3242800973771">
            <text:p>72.3243</text:p>
          </table:table-cell>
          <table:table-cell table:style-name="ce4" table:formula="of:=[.Y43]" office:value-type="float" office:value="1.191">
            <text:p>1.191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08897873066974">
            <text:p>1.0890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79.1">
            <text:p>79.10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71.608198116215">
            <text:p>71.6082</text:p>
          </table:table-cell>
          <table:table-cell table:style-name="ce4" table:formula="of:=[.Y44]" office:value-type="float" office:value="1.191">
            <text:p>1.191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07819676303934">
            <text:p>1.078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972222.05">
            <text:p>972222.0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757422">
            <text:p>757422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1931249">
            <text:p>1931249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11.63">
            <text:p>11.6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2.8467553185323">
            <text:p>12.846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11.63">
            <text:p>11.6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7195597213191">
            <text:p>12.719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11.63">
            <text:p>11.6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5936234864546">
            <text:p>12.59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11.63">
            <text:p>11.6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4689341450045">
            <text:p>12.468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11.63">
            <text:p>11.6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3454793514896">
            <text:p>12.3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11.63">
            <text:p>11.6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223246882663">
            <text:p>12.223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11.63">
            <text:p>11.6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1022246363">
            <text:p>12.102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11.63">
            <text:p>11.6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98240063">
            <text:p>11.98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11.63">
            <text:p>11.6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863763">
            <text:p>11.8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11.63">
            <text:p>11.6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7463">
            <text:p>11.746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11.63">
            <text:p>11.6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63">
            <text:p>11.6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11.63">
            <text:p>11.6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5148514851485">
            <text:p>11.514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11.63">
            <text:p>11.6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4008430546025">
            <text:p>11.40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11.63">
            <text:p>11.6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2879634203985">
            <text:p>11.28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11.63">
            <text:p>11.6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1762014063352">
            <text:p>11.176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11.63">
            <text:p>11.6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0655459468665">
            <text:p>11.065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11.63">
            <text:p>11.6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9559860860064">
            <text:p>10.956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11.63">
            <text:p>11.6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847510976244">
            <text:p>10.847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11.63">
            <text:p>11.6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7401098774693">
            <text:p>10.74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11.63">
            <text:p>11.6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6337721559102">
            <text:p>10.63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11.63">
            <text:p>11.6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5284872830794">
            <text:p>10.528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95">
            <text:p>1.19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2002343986639">
            <text:p>1.3200</text:p>
          </table:table-cell>
          <table:table-cell table:style-name="ce3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113305642107">
            <text:p>1.131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95">
            <text:p>1.19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0695390085781">
            <text:p>1.3070</text:p>
          </table:table-cell>
          <table:table-cell table:style-name="ce4" table:formula="of:=[.Y25]" office:value-type="float" office:value="1.024">
            <text:p>1.02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1993371922879">
            <text:p>1.11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95">
            <text:p>1.19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9401376322556">
            <text:p>1.2940</text:p>
          </table:table-cell>
          <table:table-cell table:style-name="ce4" table:formula="of:=[.Y26]" office:value-type="float" office:value="1.024">
            <text:p>1.02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884526656315">
            <text:p>1.108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95">
            <text:p>1.19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8120174576788">
            <text:p>1.2812</text:p>
          </table:table-cell>
          <table:table-cell table:style-name="ce4" table:formula="of:=[.Y27]" office:value-type="float" office:value="1.024">
            <text:p>1.02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786660055758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95">
            <text:p>1.19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6851657996819">
            <text:p>1.2685</text:p>
          </table:table-cell>
          <table:table-cell table:style-name="ce4" table:formula="of:=[.Y28]" office:value-type="float" office:value="1.024">
            <text:p>1.02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699663421542">
            <text:p>1.087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95">
            <text:p>1.19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559570098695">
            <text:p>1.2560</text:p>
          </table:table-cell>
          <table:table-cell table:style-name="ce4" table:formula="of:=[.Y29]" office:value-type="float" office:value="1.024">
            <text:p>1.02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62342913024">
            <text:p>1.076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95">
            <text:p>1.19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4352179195">
            <text:p>1.2435</text:p>
          </table:table-cell>
          <table:table-cell table:style-name="ce4" table:formula="of:=[.Y30]" office:value-type="float" office:value="1.024">
            <text:p>1.02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557850624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95">
            <text:p>1.19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31209695">
            <text:p>1.2312</text:p>
          </table:table-cell>
          <table:table-cell table:style-name="ce4" table:formula="of:=[.Y31]" office:value-type="float" office:value="1.024">
            <text:p>1.02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5028224">
            <text:p>1.055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95">
            <text:p>1.19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190195">
            <text:p>1.2190</text:p>
          </table:table-cell>
          <table:table-cell table:style-name="ce4" table:formula="of:=[.Y32]" office:value-type="float" office:value="1.024">
            <text:p>1.02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45824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95">
            <text:p>1.19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0695">
            <text:p>1.2070</text:p>
          </table:table-cell>
          <table:table-cell table:style-name="ce4" table:formula="of:=[.Y33]" office:value-type="float" office:value="1.024">
            <text:p>1.02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424">
            <text:p>1.034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95">
            <text:p>1.19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95">
            <text:p>1.1950</text:p>
          </table:table-cell>
          <table:table-cell table:style-name="ce4" table:formula="of:=[.Y34]" office:value-type="float" office:value="1.024">
            <text:p>1.02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4">
            <text:p>1.02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95">
            <text:p>1.19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8316831683168">
            <text:p>1.1832</text:p>
          </table:table-cell>
          <table:table-cell table:style-name="ce4" table:formula="of:=[.Y35]" office:value-type="float" office:value="1.024">
            <text:p>1.02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386138613861">
            <text:p>1.013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95">
            <text:p>1.19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7145377904127">
            <text:p>1.1715</text:p>
          </table:table-cell>
          <table:table-cell table:style-name="ce4" table:formula="of:=[.Y36]" office:value-type="float" office:value="1.024">
            <text:p>1.02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382315459269">
            <text:p>1.003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95">
            <text:p>1.19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5985522677354">
            <text:p>1.1599</text:p>
          </table:table-cell>
          <table:table-cell table:style-name="ce4" table:formula="of:=[.Y37]" office:value-type="float" office:value="1.024">
            <text:p>1.02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3884311477908">
            <text:p>0.993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95">
            <text:p>1.19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4837151165697">
            <text:p>1.1484</text:p>
          </table:table-cell>
          <table:table-cell table:style-name="ce4" table:formula="of:=[.Y38]" office:value-type="float" office:value="1.024">
            <text:p>1.02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4043872750404">
            <text:p>0.984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95">
            <text:p>1.19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3700149669006">
            <text:p>1.1370</text:p>
          </table:table-cell>
          <table:table-cell table:style-name="ce4" table:formula="of:=[.Y39]" office:value-type="float" office:value="1.024">
            <text:p>1.02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4300864109311">
            <text:p>0.974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95">
            <text:p>1.19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2574405612878">
            <text:p>1.1257</text:p>
          </table:table-cell>
          <table:table-cell table:style-name="ce4" table:formula="of:=[.Y40]" office:value-type="float" office:value="1.024">
            <text:p>1.02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4654320900308">
            <text:p>0.96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95">
            <text:p>1.19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1459807537503">
            <text:p>1.1146</text:p>
          </table:table-cell>
          <table:table-cell table:style-name="ce4" table:formula="of:=[.Y41]" office:value-type="float" office:value="1.024">
            <text:p>1.02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5103288020107">
            <text:p>0.955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95">
            <text:p>1.19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0356245086636">
            <text:p>1.1036</text:p>
          </table:table-cell>
          <table:table-cell table:style-name="ce4" table:formula="of:=[.Y42]" office:value-type="float" office:value="1.024">
            <text:p>1.02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5646819821888">
            <text:p>0.94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95">
            <text:p>1.19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926360899667">
            <text:p>1.0926</text:p>
          </table:table-cell>
          <table:table-cell table:style-name="ce4" table:formula="of:=[.Y43]" office:value-type="float" office:value="1.024">
            <text:p>1.02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6283980021671">
            <text:p>0.93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95">
            <text:p>1.19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8181791085812">
            <text:p>1.0818</text:p>
          </table:table-cell>
          <table:table-cell table:style-name="ce4" table:formula="of:=[.Y44]" office:value-type="float" office:value="1.024">
            <text:p>1.02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013841605615">
            <text:p>0.9270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2015／03／31</text:date>, <text:time>15:11:4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31T15:11:43.85</dc:date>
    <meta:editing-duration>P28DT9H46M49S</meta:editing-duration>
    <meta:editing-cycles>80</meta:editing-cycles>
    <meta:generator>OpenOffice/4.1.1$Win32 OpenOffice.org_project/411m6$Build-9775</meta:generator>
    <meta:document-statistic meta:table-count="6" meta:cell-count="3417" meta:object-count="0"/>
  </office:meta>
</office:document-meta>
</file>